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1C000001D8F5DC9086FE2B23DF.png" manifest:media-type="image/png"/>
  <manifest:file-entry manifest:full-path="Pictures/1000020100000039000000B995392A249EADAB78.png" manifest:media-type="image/png"/>
  <manifest:file-entry manifest:full-path="Pictures/100002010000001B000001E0B728CD57A51BD74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6922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00b8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131cm" svg:height="2.35cm" draw:transform="rotate (1.74707458124632) translate (10.244cm 16.217cm)">
            <draw:image xlink:href="Pictures/100002010000001B000001E0B728CD57A51BD749.png" xlink:type="simple" xlink:show="embed" xlink:actuate="onLoad">
              <text:p/>
            </draw:image>
          </draw:frame>
          <draw:line draw:style-name="gr2" draw:text-style-name="P2" draw:layer="layout" svg:x1="9.57cm" svg:y1="15.787cm" svg:x2="12.563cm" svg:y2="15.787cm">
            <text:p/>
          </draw:line>
          <draw:line draw:style-name="gr2" draw:text-style-name="P2" draw:layer="layout" svg:x1="9.573cm" svg:y1="15.889cm" svg:x2="9.573cm" svg:y2="15.689cm">
            <text:p/>
          </draw:line>
          <draw:line draw:style-name="gr2" draw:text-style-name="P2" draw:layer="layout" svg:x1="12.555cm" svg:y1="15.889cm" svg:x2="12.555cm" svg:y2="15.689cm">
            <text:p/>
          </draw:line>
          <draw:frame draw:style-name="gr3" draw:text-style-name="P4" draw:layer="layout" svg:width="0.232cm" svg:height="0.38cm" svg:x="9.329cm" svg:y="15.484cm">
            <draw:text-box>
              <text:p text:style-name="P3"><text:span text:style-name="T1">K</text:span></text:p>
            </draw:text-box>
          </draw:frame>
          <draw:frame draw:style-name="gr3" draw:text-style-name="P4" draw:layer="layout" svg:width="0.232cm" svg:height="0.38cm" svg:x="12.592cm" svg:y="15.482cm">
            <draw:text-box>
              <text:p text:style-name="P3"><text:span text:style-name="T1">L</text:span></text:p>
            </draw:text-box>
          </draw:frame>
          <draw:circle draw:style-name="gr4" draw:text-style-name="P2" draw:layer="layout" svg:width="4.5cm" svg:height="4.5cm" svg:x="7.318cm" svg:y="13.535cm" draw:kind="arc" draw:start-angle="34.27" draw:end-angle="71.14">
            <text:p/>
          </draw:circle>
          <draw:circle draw:style-name="gr5" draw:text-style-name="P2" draw:layer="layout" svg:width="4.996cm" svg:height="4.996cm" svg:x="10.065cm" svg:y="13.286cm" draw:kind="arc" draw:start-angle="115.26" draw:end-angle="149">
            <text:p/>
          </draw:circle>
          <draw:line draw:style-name="gr4" draw:text-style-name="P2" draw:layer="layout" svg:x1="9.581cm" svg:y1="15.779cm" svg:x2="10.868cm" svg:y2="13.954cm">
            <text:p/>
          </draw:line>
          <draw:line draw:style-name="gr6" draw:text-style-name="P2" draw:layer="layout" svg:x1="10.874cm" svg:y1="13.947cm" svg:x2="12.546cm" svg:y2="15.784cm">
            <text:p/>
          </draw:line>
          <draw:frame draw:style-name="gr3" draw:text-style-name="P4" draw:layer="layout" svg:width="0.825cm" svg:height="0.38cm" draw:transform="rotate (-0.850498944496838) translate (11.726cm 14.281cm)">
            <draw:text-box>
              <text:p text:style-name="P3"><text:span text:style-name="T1">5 cm</text:span></text:p>
            </draw:text-box>
          </draw:frame>
          <draw:frame draw:style-name="gr1" draw:text-style-name="P1" draw:layer="layout" svg:width="0.142cm" svg:height="2.311cm" draw:transform="rotate (2.79601746169492) translate (10.234cm 16.207cm)">
            <draw:image xlink:href="Pictures/100002010000001C000001D8F5DC9086FE2B23DF.png" xlink:type="simple" xlink:show="embed" xlink:actuate="onLoad">
              <text:p/>
            </draw:image>
          </draw:frame>
          <draw:frame draw:style-name="gr1" draw:text-style-name="P1" draw:layer="layout" svg:width="0.338cm" svg:height="1.094cm" draw:transform="rotate (2.41187049333096) translate (9.895cm 16.75cm)">
            <draw:image xlink:href="Pictures/1000020100000039000000B995392A249EADAB78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922" draw:display-name="Dashed (var) 6922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58:43.923500752</meta:creation-date>
    <dc:date>2018-02-26T12:59:21.309349306</dc:date>
    <meta:editing-duration>PT37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